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3pt" style:font-size-asian="11.3500003814697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10:16:56.825616606</meta:creation-date>
    <meta:generator>LibreOffice/5.0.3.2$Linux_X86_64 LibreOffice_project/00m0$Build-2</meta:generator>
    <dc:date>2017-10-10T12:52:58.037522790</dc:date>
    <meta:editing-duration>PT22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